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6pt" style:font-size-asian="16pt" style:font-size-complex="16pt"/>
    </style:style>
    <style:style style:name="P3" style:family="paragraph" style:parent-style-name="Standard">
      <style:text-properties style:font-name="Droid Sans" fo:font-size="16pt" style:font-name-asian="Droid Sans Fallback" style:font-size-asian="16pt" style:font-name-complex="Lohit Hindi" style:font-size-complex="16pt"/>
    </style:style>
    <style:style style:name="P4" style:family="paragraph" style:parent-style-name="Standard">
      <style:text-properties style:font-name="Droid Sans" fo:font-size="13pt" style:font-size-asian="13pt" style:font-size-complex="13pt"/>
    </style:style>
    <style:style style:name="P5" style:family="paragraph" style:parent-style-name="Standard">
      <style:text-properties style:font-name="DejaVu Sans Mono" fo:font-size="8pt" style:font-size-asian="8pt" style:font-size-complex="8pt"/>
    </style:style>
    <style:style style:name="P6" style:family="paragraph" style:parent-style-name="Frame_20_contents">
      <style:paragraph-properties fo:margin-left="1.251cm" fo:margin-right="0cm" fo:margin-top="0cm" fo:margin-bottom="0cm" fo:text-indent="0cm" style:auto-text-indent="false" fo:background-color="transparent">
        <style:background-image/>
      </style:paragraph-properties>
      <style:text-properties style:font-name="Comic Sans MS" fo:font-size="10pt" style:font-size-asian="10pt" style:font-size-complex="10pt"/>
    </style:style>
    <style:style style:name="P7" style:family="paragraph" style:parent-style-name="Frame_20_contents">
      <style:text-properties style:font-name="DejaVu Sans Mono" fo:font-size="8pt" style:font-size-asian="8pt" style:font-size-complex="8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DejaVu Sans Mono" fo:font-size="8pt" style:font-size-asian="8pt" style:font-size-complex="8pt"/>
    </style:style>
    <style:style style:name="P9" style:family="paragraph" style:parent-style-name="Standard">
      <style:paragraph-properties fo:margin-top="0.199cm" fo:margin-bottom="0.199cm" fo:background-color="transparent">
        <style:background-image/>
      </style:paragraph-properties>
      <style:text-properties style:font-name="Droid Sans" fo:font-size="13pt" style:font-size-asian="13pt" style:font-size-complex="13pt"/>
    </style:style>
    <style:style style:name="P10" style:family="paragraph" style:parent-style-name="Standard">
      <style:paragraph-properties fo:margin-top="0.199cm" fo:margin-bottom="0cm"/>
      <style:text-properties style:font-name="Droid Sans" fo:font-size="16pt" style:font-size-asian="16pt" style:font-size-complex="16pt"/>
    </style:style>
    <style:style style:name="P11" style:family="paragraph" style:parent-style-name="Text_20_body">
      <style:paragraph-properties fo:margin-top="0.12cm" fo:margin-bottom="0.21cm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20pt" style:font-name-asian="Droid Sans Fallback" style:font-size-asian="20pt" style:font-name-complex="Lohit Hindi" style:font-size-complex="20pt"/>
    </style:style>
    <style:style style:name="P12" style:family="paragraph" style:parent-style-name="Frame_20_contents">
      <style:paragraph-properties fo:text-align="center" style:justify-single-word="false" fo:background-color="#666699">
        <style:background-image/>
      </style:paragraph-properties>
      <style:text-properties fo:color="#e6e6e6" style:font-name="Droid Sans" fo:font-size="16pt" style:font-size-asian="16pt" style:font-size-complex="16pt"/>
    </style:style>
    <style:style style:name="P13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20pt" style:font-size-asian="20pt" style:font-size-complex="20pt"/>
    </style:style>
    <style:style style:name="P14" style:family="paragraph" style:parent-style-name="Heading_20_1">
      <style:text-properties style:font-name="Droid Sans" fo:font-size="20pt" style:font-name-asian="Droid Sans Fallback" style:font-size-asian="20pt" style:font-name-complex="Lohit Hindi" style:font-size-complex="20pt"/>
    </style:style>
    <style:style style:name="P15" style:family="paragraph" style:parent-style-name="Heading_20_1">
      <style:paragraph-properties fo:margin-top="0.199cm" fo:margin-bottom="0cm" fo:background-color="#ffd320" style:shadow="none" fo:keep-with-next="always">
        <style:tab-stops>
          <style:tab-stop style:position="16.034cm" style:type="right"/>
        </style:tab-stops>
        <style:background-image/>
      </style:paragraph-properties>
      <style:text-properties style:font-name="Droid Sans"/>
    </style:style>
    <style:style style:name="P16" style:family="paragraph" style:parent-style-name="Frame_20_contents" style:list-style-name="L1">
      <style:text-properties style:font-name="Comic Sans MS"/>
    </style:style>
    <style:style style:name="P17" style:family="paragraph" style:parent-style-name="Frame_20_contents" style:list-style-name="L1">
      <style:paragraph-properties fo:margin-top="0cm" fo:margin-bottom="0cm"/>
      <style:text-properties style:font-name="Comic Sans MS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style:font-name="Comic Sans MS" fo:font-size="8pt" style:font-size-asian="8pt" style:font-size-complex="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style:font-name-asian="Droid Sans Fallback" style:font-size-asian="30pt" style:font-name-complex="Lohit Hindi" style:font-size-complex="30pt"/>
    </style:style>
    <style:style style:name="T3" style:family="text">
      <style:text-properties style:font-name="Droid Sans" fo:font-size="16pt" style:font-name-asian="Droid Sans Fallback" style:font-size-asian="16pt" style:font-name-complex="Lohit Hindi" style:font-size-complex="16pt"/>
    </style:style>
    <style:style style:name="T4" style:family="text">
      <style:text-properties style:font-name="Droid Sans" fo:font-size="20pt" style:font-name-asian="Droid Sans Fallback" style:font-size-asian="20pt" style:font-name-complex="Lohit Hindi" style:font-size-complex="20pt"/>
    </style:style>
    <style:style style:name="T5" style:family="text">
      <style:text-properties style:font-name="DejaVu Sans Mono" fo:font-size="8pt" style:font-size-asian="8pt" style:font-size-complex="8pt"/>
    </style:style>
    <style:style style:name="T6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8.75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style:font-size-asian="8.75pt" style:font-weight-asian="bold" style:font-size-complex="10pt" style:font-weight-complex="bold"/>
    </style:style>
    <style:style style:name="T11" style:family="text">
      <style:text-properties style:font-name="Comic Sans MS" fo:font-size="8pt" style:font-size-asian="8pt" style:font-size-complex="8pt"/>
    </style:style>
    <style:style style:name="T12" style:family="text">
      <style:text-properties style:font-name="Comic Sans MS" fo:font-size="8pt" fo:font-style="italic" style:font-size-asian="8pt" style:font-style-asian="italic" style:font-size-complex="8pt" style:font-style-complex="italic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">Python </text:span><text:span text:style-name="T2">Pi Project #1:<text:tab/> Teleporter</text:span></text:h>
      <text:p text:style-name="P11">Level: Starter</text:p>
      <text:p text:style-name="P10"><draw:frame draw:style-name="fr1" draw:name="Frame1" text:anchor-type="paragraph" svg:x="9.29cm" svg:y="0.272cm" svg:width="7.648cm" draw:z-index="0"><draw:text-box fo:min-height="9.192cm"><text:p text:style-name="P13">Coding skills needed</text:p><text:list xml:id="list9647986791" text:style-name="L1"><text:list-item><text:p text:style-name="P16">variables:<text:line-break/><text:span text:style-name="T10">start =</text:span><text:span text:style-name="T8"> ….</text:span></text:p></text:list-item><text:list-item><text:p text:style-name="P17">do things in a loop:<text:line-break/><text:span text:style-name="T9">while</text:span><text:span text:style-name="T7"> True : </text:span></text:p></text:list-item></text:list><text:p text:style-name="P6"><text:tab/>…</text:p><text:list xml:id="list1131850622" text:continue-numbering="true" text:style-name="L1"><text:list-item><text:p text:style-name="P17">test a condition:<text:line-break/><text:span text:style-name="T6">if</text:span><text:span text:style-name="T5"> block_below == block.GLASS.id :</text:span></text:p></text:list-item></text:list><text:p text:style-name="P6"><text:tab/>…</text:p><text:list xml:id="list672269860" text:continue-numbering="true" text:style-name="L1"><text:list-item><text:p text:style-name="P17"><draw:rect text:anchor-type="paragraph" draw:z-index="8" draw:style-name="gr1" draw:text-style-name="P19" svg:width="2.832cm" svg:height="0.503cm" svg:x="-0.152cm" svg:y="2.632cm"><text:p text:style-name="P18"><text:span text:style-name="T11">Create an object</text:span></text:p></draw:rect><draw:rect text:anchor-type="paragraph" draw:z-index="10" draw:style-name="gr1" draw:text-style-name="P19" svg:width="2.329cm" svg:height="0.378cm" svg:x="4.826cm" svg:y="2.813cm"><text:p text:style-name="P18"><text:span text:style-name="T11">...and </text:span><text:span text:style-name="T12">methods</text:span></text:p></draw:rect><draw:line text:anchor-type="paragraph" draw:z-index="11" draw:style-name="gr2" draw:text-style-name="P18" svg:x1="4.266cm" svg:y1="2.173cm" svg:x2="3.747cm" svg:y2="1.568cm"><text:p/></draw:line><draw:line text:anchor-type="paragraph" draw:z-index="12" draw:style-name="gr2" draw:text-style-name="P18" svg:x1="6.193cm" svg:y1="2.786cm" svg:x2="5.572cm" svg:y2="1.528cm"><text:p/></draw:line><draw:rect text:anchor-type="paragraph" draw:z-index="13" draw:style-name="gr1" draw:text-style-name="P19" svg:width="3.125cm" svg:height="0.431cm" svg:x="2.265cm" svg:y="2.073cm"><text:p text:style-name="P18"><text:span text:style-name="T11">Use object </text:span><text:span text:style-name="T12">properties...</text:span></text:p></draw:rect>using a module and objects:<text:line-break/><text:span text:style-name="T6">import mcpi.minecraft</text:span><text:span text:style-name="T5"> as minecraft<text:line-break/>mc = minecraft.Minecraft.create()<text:line-break/>start = mc.player.getTilePos()</text:span></text:p></text:list-item></text:list></draw:text-box></draw:frame>Sometimes in Minecraft you can get lost. <text:s/>It would be nice if you had a way to get back where you started, quickly. <text:s/>Well here it is – a Python teleporter program. <text:s/></text:p>
      <text:p text:style-name="P1"/>
      <text:p text:style-name="P1"><draw:ellipse text:anchor-type="paragraph" draw:z-index="9" draw:style-name="gr2" draw:text-style-name="P18" svg:width="1.479cm" svg:height="4.25cm" svg:x="9.929cm" svg:y="2.87cm" draw:kind="arc" draw:start-angle="90" draw:end-angle="166.25"><text:p/></draw:ellipse>When you start this program, it activates a teleporter that knows how to bring you back to the spot you're standing on. <text:s/>Now you can roam where you like – if you get lost you can teleport back to the starting point. <text:s/>How? <text:s/>You make a block of glass, and stand on it. </text:p>
      <text:p text:style-name="P1"/>
      <text:p text:style-name="P1">Look out for the “dematerialize” special effect!</text:p>
      <text:p text:style-name="P1"/>
      <text:p text:style-name="P2"><draw:frame draw:style-name="fr5" draw:name="graphics2" text:anchor-type="paragraph" svg:width="14.076cm" svg:height="0.318cm" draw:z-index="6"><draw:image xlink:href="../../../../usr/lib/libreoffice/share/gallery/rulers/gryrulr3.gif" xlink:type="simple" xlink:show="embed" xlink:actuate="onLoad"/></draw:frame></text:p>
      <text:section text:style-name="Sect1" text:name="Section1">
        <text:p text:style-name="P4">How does it work? First of all we import the modules we need to connect to minecraft. <text:s/>This is the same for pretty much any program that uses minecraft. <text:s/>We'll also get the 'time' module.</text:p>
        <text:p text:style-name="P8">import mcpi.minecraft as minecraft</text:p>
        <text:p text:style-name="P8">import mcpi.block as block</text:p>
        <text:p text:style-name="P8">import time</text:p>
        <text:p text:style-name="P8"/>
        <text:p text:style-name="P8">mc = minecraft.Minecraft.create()</text:p>
        <text:p text:style-name="P9">Next we get the 'player' object from Minecraft and ask it for its position. <text:s/><text:line-break/>This is going to be the position that the teleporter will jump to.</text:p>
        <text:p text:style-name="P8">start = mc.player.getTilePos()</text:p>
        <text:p text:style-name="P9">We want to let the player know the program has started so we use Minecraft's 'postToChat' to display a message. <text:s/>We build a message showing the co-ordinates using Python's built in function 'str()', which turns pretty much anything into a 'string' of characters that can be joined into a message.</text:p>
        <text:p text:style-name="P9">Then we start an endless loop. <text:s/>Every 0.3 seconds we work out co-ordinates for the block below us and get the 'id' for that block from Minecraft.</text:p>
        <text:p text:style-name="P8">block_below = mc.getBlock(p.x, p.y - 1, p.z)</text:p>
        <text:p text:style-name="P9">Then we check if the block id is the same as the id for 'GLASS' – in other words is the block below us made of glass?</text:p>
        <text:p text:style-name="P9"><text:soft-page-break/>If it is, we'll use the 'setBlock' function to change the player position back to where we started:</text:p>
        <text:p text:style-name="P8">mc.player.setPos(start.x, start.y, start.z) </text:p>
        <text:p text:style-name="P9">But before we do that, we put in a 'special effect'! <text:s/>We use 'setBlock' to fill the air around us with some glowing obsidian. <text:s/>All right, it maybe doesn't look too much like a teleport effect, but it's something!</text:p>
      </text:section>
      <text:p text:style-name="P1"/>
      <text:p text:style-name="P1"><draw:frame draw:style-name="fr6" draw:name="graphics4" text:anchor-type="paragraph" svg:width="14.076cm" svg:height="0.318cm" draw:z-index="7"><draw:image xlink:href="../../../../usr/lib/libreoffice/share/gallery/rulers/gryrulr3.gif" xlink:type="simple" xlink:show="embed" xlink:actuate="onLoad"/></draw:frame></text:p>
      <text:p text:style-name="P1"><draw:frame draw:style-name="fr2" draw:name="Frame2" text:anchor-type="paragraph" svg:x="1.702cm" svg:y="0.079cm" svg:width="13.598cm" draw:z-index="1"><draw:text-box fo:min-height="11.767cm"><text:p text:style-name="P12">The complete program</text:p><text:p text:style-name="P5">#!/usr/bin/env python</text:p><text:p text:style-name="P5"/><text:p text:style-name="P5"># A teleport program. <text:s/>Starting the program activates the teleporter</text:p><text:p text:style-name="P5"># with a destination where you are standing. <text:s/>To build a teleport pad</text:p><text:p text:style-name="P5"># make a block of glass and walk on top of it. <text:s/>This will teleport you</text:p><text:p text:style-name="P5"># back to where you started!</text:p><text:p text:style-name="P5"/><text:p text:style-name="P5">import mcpi.minecraft as minecraft</text:p><text:p text:style-name="P5">import mcpi.block as block</text:p><text:p text:style-name="P5">import time</text:p><text:p text:style-name="P5"/><text:p text:style-name="P5">mc = minecraft.Minecraft.create()</text:p><text:p text:style-name="P5"/><text:p text:style-name="P5">start = mc.player.getTilePos()</text:p><text:p text:style-name="P5">co_ords = str(start.x) + ", " + str(start.y) + ", " + str(start.z)</text:p><text:p text:style-name="P5">mc.postToChat("Teleport activated at " + co_ords)</text:p><text:p text:style-name="P5"/><text:p text:style-name="P5">while True: </text:p><text:p text:style-name="P5"><text:tab/>time.sleep(0.3)</text:p><text:p text:style-name="P5"><text:tab/>p = mc.player.getTilePos()</text:p><text:p text:style-name="P5"><text:tab/>block_below = mc.getBlock(p.x, p.y - 1, p.z)</text:p><text:p text:style-name="P5"><text:tab/></text:p><text:p text:style-name="P5"><text:tab/>if block_below == block.GLASS.id :</text:p><text:p text:style-name="P5"><text:tab/><text:tab/># teleport!</text:p><text:p text:style-name="P5"><text:tab/><text:tab/>print("Teleporting")</text:p><text:p text:style-name="P5"><text:tab/><text:tab/>mc.setBlock(p.x, p.y, p.z, block.GLOWING_OBSIDIAN)</text:p><text:p text:style-name="P5"><text:tab/><text:tab/>mc.setBlock(p.x, p.y+1, p.z, block.GLOWING_OBSIDIAN)</text:p><text:p text:style-name="P5"><text:tab/><text:tab/>time.sleep(1) <text:s text:c="13"/># give us time to see it!</text:p><text:p text:style-name="P5"><text:tab/><text:tab/>mc.player.setPos(start.x, start.y, start.z) <text:s text:c="2"/># jump</text:p><text:p text:style-name="P5"><text:tab/><text:tab/># now clear the teleport again</text:p><text:p text:style-name="P5"><text:tab/><text:tab/>mc.setBlock(p.x, p.y, p.z, block.AIR)</text:p><text:p text:style-name="P7"><text:tab/><text:tab/>mc.setBlock(p.x, p.y+1, p.z, block.AIR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1">Dojo Challenge #1:</text:h>
      <text:p text:style-name="P3">See if you can make a better transporter special effect. <text:s/>What about a better launchpad than a block of glass?</text:p>
      <text:h text:style-name="P14" text:outline-level="1">Dojo Challenge #2:</text:h>
      <text:p text:style-name="Standard"><text:span text:style-name="T3">Can you work out a way of putting the destination for the transporter at some particular location (not where you start)?</text:span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3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5"><draw:image xlink:href="Pictures/100002010000029A00000064993DA66C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4-03-27T19:42:37</dc:date>
    <dc:creator>Geoff Macartney</dc:creator>
    <meta:editing-duration>PT2H33M47S</meta:editing-duration>
    <meta:editing-cycles>16</meta:editing-cycles>
    <meta:generator>LibreOffice/3.5$Linux_x86 LibreOffice_project/350m1$Build-2</meta:generator>
    <meta:printed-by>Geoff Macartney</meta:printed-by>
    <meta:print-date>2014-03-24T23:40:41</meta:print-date>
    <meta:document-statistic meta:table-count="0" meta:image-count="4" meta:object-count="0" meta:page-count="2" meta:paragraph-count="58" meta:word-count="580" meta:character-count="3500" meta:non-whitespace-character-count="2916"/>
  </office:meta>
</office:document-meta>
</file>